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T1" style:family="text">
      <style:text-properties fo:font-variant="normal" fo:text-transform="none" fo:color="#454545" loext:opacity="100%" style:font-name="inherit" fo:font-size="13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ummary &amp; Highlights</text:h>
      <text:p text:style-name="Text_20_body">Congratulations! You have completed this lesson. At this point in the course, you know:</text:p>
      <text:list xml:id="list1112663268" text:style-name="L3">
        <text:list-item>
          <text:p text:style-name="P2">A vector is a string of numbers, characters, or logical data.</text:p>
        </text:list-item>
        <text:list-item>
          <text:p text:style-name="P2">Factors (also known as categorical variables) are variables that take on a limited number of different values that can be nominal or ordinal.</text:p>
        </text:list-item>
        <text:list-item>
          <text:p text:style-name="P2">You can use R to perform operations on a vector, such as sorting the items, finding the smallest or largest number, or performing arithmetic on its values.</text:p>
        </text:list-item>
        <text:list-item>
          <text:p text:style-name="P2">Lists can store different types of data, unlike vectors, which can only store data of a single type.</text:p>
        </text:list-item>
        <text:list-item>
          <text:p text:style-name="P2">An array is a single or multidimensional structure containing data of the same type (strings, characters, or integers)</text:p>
        </text:list-item>
        <text:list-item>
          <text:p text:style-name="P2">A matrix is like an array but must be two-dimensional and can be arranged by columns or rows.</text:p>
        </text:list-item>
        <text:list-item>
          <text:p text:style-name="P2">The main difference between a data frame and other data structures, like a list, is that each variable has a vector of elements of the same typ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fo:text-align-last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0:15:53.080485021</meta:creation-date>
    <dc:date>2022-07-25T17:16:01.299673067</dc:date>
    <meta:editing-duration>PT8M38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9" meta:word-count="166" meta:character-count="927" meta:non-whitespace-character-count="777"/>
  </office:meta>
</office:document-meta>
</file>